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2e7e" officeooo:paragraph-rsid="00192e7e"/>
    </style:style>
    <style:style style:name="P2" style:family="paragraph" style:parent-style-name="Standard">
      <style:paragraph-properties fo:text-align="start" style:justify-single-word="false"/>
      <style:text-properties officeooo:rsid="00192e7e" officeooo:paragraph-rsid="00192e7e"/>
    </style:style>
    <style:style style:name="P3" style:family="paragraph" style:parent-style-name="Standard">
      <style:paragraph-properties fo:text-align="start" style:justify-single-word="false"/>
      <style:text-properties officeooo:rsid="001b1e76" officeooo:paragraph-rsid="001b1e76"/>
    </style:style>
    <style:style style:name="P4" style:family="paragraph" style:parent-style-name="Standard">
      <style:paragraph-properties fo:text-align="start" style:justify-single-word="false"/>
      <style:text-properties officeooo:paragraph-rsid="001b3af6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3af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b3af6" officeooo:paragraph-rsid="001b3af6"/>
    </style:style>
    <style:style style:name="P7" style:family="paragraph" style:parent-style-name="Standard">
      <style:paragraph-properties fo:text-align="start" style:justify-single-word="false"/>
      <style:text-properties officeooo:rsid="001b1e76" officeooo:paragraph-rsid="001b1e76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3637e" officeooo:paragraph-rsid="0023637e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23e10c" officeooo:paragraph-rsid="0023e10c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italic" fo:font-weight="bold" officeooo:rsid="00192e7e" officeooo:paragraph-rsid="00192e7e" fo:background-color="#cccccc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92e7e" officeooo:paragraph-rsid="00192e7e" fo:background-color="#cccccc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1b1e76"/>
    </style:style>
    <style:style style:name="T2" style:family="text">
      <style:text-properties officeooo:rsid="001b3af6"/>
    </style:style>
    <style:style style:name="T3" style:family="text">
      <style:text-properties fo:font-style="italic" officeooo:rsid="001b1e76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b3af6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d03f5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d03f5"/>
    </style:style>
    <style:style style:name="T9" style:family="text">
      <style:text-properties officeooo:rsid="001b1e76" fo:background-color="transparent" loext:char-shading-value="0"/>
    </style:style>
    <style:style style:name="T10" style:family="text">
      <style:text-properties officeooo:rsid="0023637e" fo:background-color="transparent" loext:char-shading-value="0"/>
    </style:style>
    <style:style style:name="T11" style:family="text">
      <style:text-properties officeooo:rsid="0023637e"/>
    </style:style>
    <style:style style:name="T12" style:family="text">
      <style:text-properties fo:font-style="normal" officeooo:rsid="0023637e" style:font-style-asian="normal" style:font-style-complex="normal"/>
    </style:style>
    <style:style style:name="T13" style:family="text">
      <style:text-properties fo:font-style="normal" style:text-underline-style="none" officeooo:rsid="001b3af6" style:font-style-asian="normal" style:font-style-complex="normal"/>
    </style:style>
    <style:style style:name="T14" style:family="text">
      <style:text-properties officeooo:rsid="0023e10c"/>
    </style:style>
    <style:style style:name="T15" style:family="text">
      <style:text-properties officeooo:rsid="00245da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Memoria Practica II -Sistema de Formación-</text:p>
      <text:p text:style-name="P1"/>
      <text:p text:style-name="P11">QUE:</text:p>
      <text:p text:style-name="P2">Crear un programa que simule un sistema de gestión de formación, donde podrás gestionar los módulos, alumnos, sus notas y cualificaciones.</text:p>
      <text:p text:style-name="P2"/>
      <text:p text:style-name="P10">PORQUE:</text:p>
      <text:p text:style-name="P2">Porque para poder escribir programas que guarden datos en ficheros hay que practicar antes. En esta actividad no es requerido guardar en fichero, basta con guardar en la memoria. <text:span text:style-name="T1">Perfecto para introducir en las gestión de datos.</text:span></text:p>
      <text:p text:style-name="P2"/>
      <text:p text:style-name="P10">PARA QUE:</text:p>
      <text:p text:style-name="P2">Para poder practicar la gestión de datos, así prepararnos para las siguientes prácticas. Que nos pedirán guardar la información en ficheros. <text:span text:style-name="T9">También sirve de repaso para las interfaces </text:span><text:span text:style-name="T10">y las clases abstractos</text:span><text:span text:style-name="T9"> ya que las clases Alumno y Modulo comparten funciones parecidas.</text:span></text:p>
      <text:p text:style-name="P2"/>
      <text:p text:style-name="P10">COMO:</text:p>
      <text:p text:style-name="P4"><text:span text:style-name="T1">Para esta actividad decidí guardar los datos de los alumnos y módulos en una clase aparte llamado </text:span><text:span text:style-name="T3">BaseDeDatos, </text:span><text:span text:style-name="T12">simulando una base de datos real</text:span><text:span text:style-name="T1">. </text:span><text:span text:style-name="T11">Estas son </text:span><text:span text:style-name="T1">las clases que usaré para esta actividad:</text:span></text:p>
      <text:list xml:id="list116529304" text:style-name="L1">
        <text:list-item>
          <text:p text:style-name="P5"><text:span text:style-name="T5">M</text:span><text:span text:style-name="T6">AIN</text:span><text:span text:style-name="T8">: la clase main. Aqui instanciamos un objeto BaseDeDato.</text:span></text:p>
        </text:list-item>
        <text:list-item>
          <text:p text:style-name="P6"><text:span text:style-name="T4">BaseAlumnoModulo</text:span>: <text:span text:style-name="T11">clase abstracto</text:span> para la clase alumno y modulo.</text:p>
        </text:list-item>
        <text:list-item>
          <text:p text:style-name="P6"><text:span text:style-name="T4">BDDAlumnosModulos</text:span>: <text:span text:style-name="T14">interfaz para Alumnos y Modulos.</text:span></text:p>
        </text:list-item>
        <text:list-item>
          <text:p text:style-name="P8"><text:span text:style-name="T4">Alumnos</text:span>: clase para gestionar objetos Alumno, la lista de alumnos se guardan aquí.</text:p>
        </text:list-item>
        <text:list-item>
          <text:p text:style-name="P6"><text:span text:style-name="T4">Alumno</text:span>: clase para los alumnos.</text:p>
        </text:list-item>
        <text:list-item>
          <text:p text:style-name="P8"><text:span text:style-name="T5">Modulo</text:span><text:span text:style-name="T4">s</text:span><text:span text:style-name="T13">: </text:span>clase para gestionar objetos Modulo, la lista de módulos se guardan aquí.</text:p>
        </text:list-item>
        <text:list-item>
          <text:p text:style-name="P6"><text:span text:style-name="T4">Modulo</text:span>: clase para los módulos.</text:p>
        </text:list-item>
        <text:list-item>
          <text:p text:style-name="P8"><text:span text:style-name="T7">BaseDeDatos</text:span>: clase que simula un base de datos que guarda un objeto Alumnos y Modulos <text:span text:style-name="T14">(ambos objetos estaticos)</text:span>.</text:p>
        </text:list-item>
        <text:list-item>
          <text:p text:style-name="P5"><text:span text:style-name="T5">Matricula</text:span><text:span text:style-name="T2">: clase para las matriculas, todos los alumnos que matriculados a un modulo tendrá uno, se instancian en ese momento.</text:span></text:p>
        </text:list-item>
      </text:list>
      <text:p text:style-name="P3"/>
      <text:p text:style-name="P9">MAIN: desde aquí instanciamos la base de datos. Y llamamos su función menú para devolver el valor obtenido a un entero que usaremos para entrar en un switch. Dentro de esto, dependiendo del “case” entramos en el menú de Alumno, Alumno(evaluar) o Modulo.</text:p>
      <text:p text:style-name="P9">Trae dos funciones de apoyo para comprobar si la base de datos está vac<text:span text:style-name="T15">ío</text:span>.</text:p>
      <text:p text:style-name="P3"/>
      <text:p text:style-name="P2"/>
      <text:p text:style-name="P2">CONCLUSIÓN: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6T22:42:08.315000000</dc:date>
    <meta:editing-duration>PT1H57M40S</meta:editing-duration>
    <meta:editing-cycles>1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1" meta:word-count="309" meta:character-count="1889" meta:non-whitespace-character-count="1609"/>
  </office:meta>
</office:document-meta>
</file>